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7fe2b2"/>
    </style:style>
    <style:style style:name="P2" style:family="paragraph" style:parent-style-name="Standard" style:list-style-name="L1">
      <style:text-properties officeooo:paragraph-rsid="00332157"/>
    </style:style>
    <style:style style:name="P3" style:family="paragraph" style:parent-style-name="Standard" style:list-style-name="L1">
      <style:text-properties officeooo:paragraph-rsid="005d556d"/>
    </style:style>
    <style:style style:name="P4" style:family="paragraph" style:parent-style-name="Standard" style:list-style-name="L1">
      <style:text-properties officeooo:paragraph-rsid="0015e249"/>
    </style:style>
    <style:style style:name="P5" style:family="paragraph" style:parent-style-name="Standard" style:list-style-name="L1">
      <style:text-properties officeooo:paragraph-rsid="001d8178"/>
    </style:style>
    <style:style style:name="P6" style:family="paragraph" style:parent-style-name="Standard" style:list-style-name="L1">
      <style:text-properties officeooo:rsid="001d8178" officeooo:paragraph-rsid="001d8178"/>
    </style:style>
    <style:style style:name="P7" style:family="paragraph" style:parent-style-name="Standard" style:list-style-name="L1">
      <style:text-properties fo:color="#c9211e" officeooo:rsid="002bb0c6" officeooo:paragraph-rsid="001d8178"/>
    </style:style>
    <style:style style:name="P8" style:family="paragraph" style:parent-style-name="Standard" style:list-style-name="L1">
      <style:text-properties officeooo:rsid="004f5264" officeooo:paragraph-rsid="004f5264"/>
    </style:style>
    <style:style style:name="P9" style:family="paragraph" style:parent-style-name="Standard" style:list-style-name="L1">
      <style:text-properties officeooo:rsid="004f5264" officeooo:paragraph-rsid="0057da3d"/>
    </style:style>
    <style:style style:name="P10" style:family="paragraph" style:parent-style-name="Standard" style:list-style-name="L1">
      <style:text-properties officeooo:rsid="0055fcf6" officeooo:paragraph-rsid="0055fcf6"/>
    </style:style>
    <style:style style:name="P11" style:family="paragraph" style:parent-style-name="Standard" style:list-style-name="L1">
      <style:text-properties officeooo:rsid="005d556d" officeooo:paragraph-rsid="005d556d"/>
    </style:style>
    <style:style style:name="P12" style:family="paragraph" style:parent-style-name="Standard" style:list-style-name="L1">
      <style:text-properties style:use-window-font-color="true" officeooo:rsid="005f211f" officeooo:paragraph-rsid="005d556d"/>
    </style:style>
    <style:style style:name="P13" style:family="paragraph" style:parent-style-name="Standard" style:list-style-name="L1">
      <style:text-properties officeooo:rsid="0015e249" officeooo:paragraph-rsid="0015e249"/>
    </style:style>
    <style:style style:name="P14" style:family="paragraph" style:parent-style-name="Standard" style:list-style-name="L1">
      <style:text-properties officeooo:rsid="001771c1" officeooo:paragraph-rsid="001771c1"/>
    </style:style>
    <style:style style:name="P15" style:family="paragraph" style:parent-style-name="Standard" style:list-style-name="L1">
      <style:text-properties officeooo:rsid="0076da03" officeooo:paragraph-rsid="0076da03"/>
    </style:style>
    <style:style style:name="P16" style:family="paragraph" style:parent-style-name="Standard" style:list-style-name="L1">
      <style:text-properties officeooo:rsid="007d2d7b" officeooo:paragraph-rsid="007d2d7b"/>
    </style:style>
    <style:style style:name="T1" style:family="text">
      <style:text-properties officeooo:rsid="00079638"/>
    </style:style>
    <style:style style:name="T2" style:family="text">
      <style:text-properties officeooo:rsid="0008c690"/>
    </style:style>
    <style:style style:name="T3" style:family="text">
      <style:text-properties officeooo:rsid="000a43bf"/>
    </style:style>
    <style:style style:name="T4" style:family="text">
      <style:text-properties officeooo:rsid="000d1af8"/>
    </style:style>
    <style:style style:name="T5" style:family="text">
      <style:text-properties officeooo:rsid="000e428b"/>
    </style:style>
    <style:style style:name="T6" style:family="text">
      <style:text-properties officeooo:rsid="0011fb3f"/>
    </style:style>
    <style:style style:name="T7" style:family="text">
      <style:text-properties officeooo:rsid="0015e249"/>
    </style:style>
    <style:style style:name="T8" style:family="text">
      <style:text-properties officeooo:rsid="0020bf7c"/>
    </style:style>
    <style:style style:name="T9" style:family="text">
      <style:text-properties officeooo:rsid="0022bc50"/>
    </style:style>
    <style:style style:name="T10" style:family="text">
      <style:text-properties officeooo:rsid="0023ffde"/>
    </style:style>
    <style:style style:name="T11" style:family="text">
      <style:text-properties officeooo:rsid="0026eff0"/>
    </style:style>
    <style:style style:name="T12" style:family="text">
      <style:text-properties officeooo:rsid="0027939c"/>
    </style:style>
    <style:style style:name="T13" style:family="text">
      <style:text-properties officeooo:rsid="002a0934"/>
    </style:style>
    <style:style style:name="T14" style:family="text">
      <style:text-properties officeooo:rsid="002bb0c6"/>
    </style:style>
    <style:style style:name="T15" style:family="text">
      <style:text-properties fo:color="#c9211e" officeooo:rsid="002bb0c6"/>
    </style:style>
    <style:style style:name="T16" style:family="text">
      <style:text-properties officeooo:rsid="002d81c1"/>
    </style:style>
    <style:style style:name="T17" style:family="text">
      <style:text-properties officeooo:rsid="002fd2f6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4c1722"/>
    </style:style>
    <style:style style:name="T20" style:family="text">
      <style:text-properties style:use-window-font-color="true" officeooo:rsid="004cac17"/>
    </style:style>
    <style:style style:name="T21" style:family="text">
      <style:text-properties style:use-window-font-color="true" officeooo:rsid="0050b2e6"/>
    </style:style>
    <style:style style:name="T22" style:family="text">
      <style:text-properties style:use-window-font-color="true" officeooo:rsid="00332157"/>
    </style:style>
    <style:style style:name="T23" style:family="text">
      <style:text-properties style:use-window-font-color="true" officeooo:rsid="0033cdef"/>
    </style:style>
    <style:style style:name="T24" style:family="text">
      <style:text-properties style:use-window-font-color="true" officeooo:rsid="0034af3d"/>
    </style:style>
    <style:style style:name="T25" style:family="text">
      <style:text-properties style:use-window-font-color="true" officeooo:rsid="00363143"/>
    </style:style>
    <style:style style:name="T26" style:family="text">
      <style:text-properties style:use-window-font-color="true" officeooo:rsid="0037887c"/>
    </style:style>
    <style:style style:name="T27" style:family="text">
      <style:text-properties style:use-window-font-color="true" officeooo:rsid="00412a84"/>
    </style:style>
    <style:style style:name="T28" style:family="text">
      <style:text-properties style:use-window-font-color="true" officeooo:rsid="0044389b"/>
    </style:style>
    <style:style style:name="T29" style:family="text">
      <style:text-properties style:use-window-font-color="true" officeooo:rsid="00480bf0"/>
    </style:style>
    <style:style style:name="T30" style:family="text">
      <style:text-properties style:use-window-font-color="true" officeooo:rsid="004b0fbf"/>
    </style:style>
    <style:style style:name="T31" style:family="text">
      <style:text-properties style:use-window-font-color="true" officeooo:rsid="00580ea9"/>
    </style:style>
    <style:style style:name="T32" style:family="text">
      <style:text-properties style:use-window-font-color="true" officeooo:rsid="005a72a5"/>
    </style:style>
    <style:style style:name="T33" style:family="text">
      <style:text-properties style:use-window-font-color="true" officeooo:rsid="005f211f"/>
    </style:style>
    <style:style style:name="T34" style:family="text">
      <style:text-properties style:use-window-font-color="true" officeooo:rsid="005d556d"/>
    </style:style>
    <style:style style:name="T35" style:family="text">
      <style:text-properties style:use-window-font-color="true" officeooo:rsid="0067335b"/>
    </style:style>
    <style:style style:name="T36" style:family="text">
      <style:text-properties officeooo:rsid="006e8f0d"/>
    </style:style>
    <style:style style:name="T37" style:family="text">
      <style:text-properties officeooo:rsid="00704804"/>
    </style:style>
    <style:style style:name="T38" style:family="text">
      <style:text-properties officeooo:rsid="007b3cfd"/>
    </style:style>
    <style:style style:name="T39" style:family="text">
      <style:text-properties officeooo:rsid="007d2d7b"/>
    </style:style>
    <style:style style:name="T40" style:family="text">
      <style:text-properties fo:font-weight="bold" officeooo:rsid="007fe2b2" style:font-weight-asian="bold" style:font-weight-complex="bold"/>
    </style:style>
    <style:style style:name="T41" style:family="text">
      <style:text-properties fo:font-weight="bold" officeooo:rsid="0082d3e8" style:font-weight-asian="bold" style:font-weight-complex="bold"/>
    </style:style>
    <style:style style:name="T42" style:family="text">
      <style:text-properties officeooo:rsid="00975359"/>
    </style:style>
    <style:style style:name="T43" style:family="text">
      <style:text-properties officeooo:rsid="001d81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1265995" text:style-name="L1">
        <text:list-header>
          <text:p text:style-name="P1"><text:span text:style-name="T40">Connected </text:span><text:span text:style-name="T41">to</text:span><text:span text:style-name="T40"> AI Dispatcher</text:span></text:p>
          <text:p text:style-name="P6"/>
        </text:list-header>
        <text:list-item>
          <text:p text:style-name="P5"><text:span text:style-name="T16">(Implementation) </text:span><text:span text:style-name="T43">Implement a function “vehicle_availability_check”, which should be applied on “busy_ranges” column of file “vehicle_availability.</text:span><text:span text:style-name="T42">csv</text:span><text:span text:style-name="T43">”. </text:span><text:span text:style-name="T11">The function should also receive start time and end time for a new trip that is being considered.</text:span><text:span text:style-name="T43"> Each row of “busy_ranges” column includes </text:span><text:span text:style-name="T8">list of pairs (tuples). Each pair shows start time and end time of some trip for </text:span><text:span text:style-name="T9">the fixed tr</text:span><text:span text:style-name="T10">uck. </text:span><text:span text:style-name="T11">After applying that function to that column we should get a new column with True </text:span><text:span text:style-name="T12">or False values, where True will mean that truck is available for </text:span><text:span text:style-name="T13">a new trip, and False will mean the reverse. </text:span><text:span text:style-name="T14">(</text:span><text:span text:style-name="T15">Extract file from the program).</text:span></text:p>
          <text:p text:style-name="P7"/>
        </text:list-item>
        <text:list-item>
          <text:p text:style-name="P2"><text:span text:style-name="T22">(Implementation) Imagine you have list of tuples of size 4. Each tuple has the following structure → (start_number, end_number, </text:span><text:span text:style-name="T23">priority, id). </text:span><text:span text:style-name="T24">end_number is always larger </text:span><text:span text:style-name="T25">than the start_number. </text:span><text:span text:style-name="T26">Priority can be 1, 2 or 3. </text:span><text:span text:style-name="T27">List is ascending sorted based on start_number values </text:span><text:span text:style-name="T28">(if equal, based on end_number). </text:span><text:span text:style-name="T29">We need to write a function “extract_ids”, which will return a list of some ids of this tuples. </text:span><text:span text:style-name="T30">We have to follow a few rules</text:span></text:p>
          <text:list>
            <text:list-item>
              <text:p text:style-name="P8"><text:span text:style-name="T19">W</text:span><text:span text:style-name="T18">e cannot </text:span><text:span text:style-name="T21">extract two ids, if their </text:span><text:span text:style-name="T31">{</text:span><text:span text:style-name="T21">start_number, end_number</text:span><text:span text:style-name="T31">} (we will call this range from now)</text:span><text:span text:style-name="T21"> pairs have intersection (e.g., (1, 5, 3, id1) and (4, 6, 3, id2) cannot be both taken, because (1; 5) and (4; 6) have intersection.</text:span></text:p>
            </text:list-item>
            <text:list-item>
              <text:p text:style-name="P9"><text:span text:style-name="T19">Tuple with a higher priority is more </text:span><text:span text:style-name="T20">necessary to extract</text:span><text:span text:style-name="T19"> than </text:span><text:span text:style-name="T20">one</text:span><text:span text:style-name="T19"> with the lower </text:span><text:span text:style-name="T20">priority</text:span><text:span text:style-name="T19">;</text:span></text:p>
            </text:list-item>
            <text:list-item>
              <text:p text:style-name="P10"><text:span text:style-name="T21">I</text:span><text:span text:style-name="T18">f we have </text:span><text:span text:style-name="T31">two tuples with equal priorities and intersecting ranges </text:span><text:span text:style-name="T32">we should take the one that appears first in the list;</text:span></text:p>
            </text:list-item>
            <text:list-item>
              <text:p text:style-name="P3"><text:span text:style-name="T32">W</text:span><text:span text:style-name="T34">e need to take as </text:span><text:span text:style-name="T35">many</text:span><text:span text:style-name="T34"> ids as possible;</text:span></text:p>
            </text:list-item>
            <text:list-item>
              <text:p text:style-name="P11"><text:span text:style-name="T18">Order of ids in the final list </text:span><text:span text:style-name="T33">is not important;</text:span></text:p>
              <text:p text:style-name="P12"/>
            </text:list-item>
          </text:list>
        </text:list-item>
        <text:list-item>
          <text:p text:style-name="P4"><text:span text:style-name="T16">(</text:span><text:span text:style-name="T17">Logic</text:span><text:span text:style-name="T16">) </text:span><text:span text:style-name="T2">W</text:span><text:span text:style-name="T1">e have an algorithm, which makes an assignment based on our resources (drivers, units etc.). </text:span><text:span text:style-name="T7">Our aim is to have a balanced assignment on long term. </text:span><text:span text:style-name="T1">The algorithm tries to </text:span><text:span text:style-name="T2">make a balanced assignment, so that </text:span><text:span text:style-name="T3">an </text:span><text:span text:style-name="T2">equal number of total miles will be assigned to each driver. </text:span><text:span text:style-name="T4">The algorithm receives priority orders of drivers. </text:span><text:span text:style-name="T5">However, the algorithm does not work perfectly and </text:span><text:span text:style-name="T6">gives more miles to first driver in the order and less for the next driver and so on.</text:span></text:p>
          <text:list>
            <text:list-item>
              <text:p text:style-name="P13">How can we make the assignment more balanced (on long term) without changing an algorithm (assignment steps)?</text:p>
            </text:list-item>
            <text:list-item>
              <text:p text:style-name="P14">How many numbers (<text:span text:style-name="T36">a</text:span><text:span text:style-name="T37">t least</text:span>) do we need to store for mean calculation?</text:p>
              <text:p text:style-name="P14"/>
            </text:list-item>
          </text:list>
        </text:list-item>
        <text:list-item>
          <text:p text:style-name="P15"><text:span text:style-name="T38">(Thinking) </text:span>For <text:span text:style-name="T39">each driver we know his license type (A &gt; B &gt; C) and his daily availability info (he can be off for a fixed date).</text:span></text:p>
          <text:list>
            <text:list-item>
              <text:p text:style-name="P16">Should we consider this information while setting driver priority order?</text:p>
            </text:list-item>
            <text:list-item>
              <text:p text:style-name="P16">What problems can occur if we do not do the way you say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6:16:56.496643509</meta:creation-date>
    <dc:date>2021-01-17T15:07:40.141557717</dc:date>
    <meta:editing-duration>P1DT1H38M6S</meta:editing-duration>
    <meta:editing-cycles>82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449" meta:character-count="2531" meta:non-whitespace-character-count="2109"/>
  </office:meta>
</office:document-meta>
</file>